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.getCompiledPath( String pathExpr , Xml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beanPathEngine.XbeanPathEngine( XPath xpath , Cu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.getCompiledPathXbean( String pathExpr , String currentVar , Map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createXqrl2002CompiledPath( String pathExpr , String currentV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legatePathImpl.execute( Cur c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createXqrlCompiledPath( String pathExpr , String currentV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ath.compilePath( String path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beanPath.execute( Cur c , Xml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legatePathEngine.next( Cu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beanPathEngine.next( Cu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ePathEngine.DelegatePathEngine( PathDelegate . SelectPathInterface xpathImpl , 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beanPathEngine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getCompiledPath( String pathExpr , int force , String currentVar , String delIntfNam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8">
            <text:p text:style-name="Table_20_Contents">3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legatePathEngine.getType( Object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beanPathEngine.advance( Cur 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beanPathEngine.doAttrs( int ret , Cu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.getCompiledPathDelegate( String pathExpr , String currentVar , Map namespaces , String delIntf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th.getCompiledPathXqrl( String pathExpr , String currentV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beanPath.create( String pathExpr , String currentVar , Map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beanPath.XbeanPath( String pathExpr , String currentVar , XPath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ePathImpl.create( String implClassName , String pathExpr , String currentNodeVar , Map namespace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ePathImpl.DelegatePathImpl( PathDelegate . SelectPathInterface xpathImpl , String path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ePathEngine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getCurrentNodeVar( Xml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.getCompiledPathXqrl2002( String pathExpr , String currentV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Path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